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color="#262626" style:text-outline="false" style:font-name="Helvetica" fo:font-size="14pt" fo:letter-spacing="normal" style:text-underline-style="none" fo:font-weight="normal" style:letter-kerning="false" style:font-name-asian="Times-Roman" style:font-size-asian="14pt" style:font-weight-asian="normal" style:font-name-complex="Times-Roman" style:font-size-complex="14pt" style:font-weight-complex="normal"/>
    </style:style>
    <style:style style:name="P2" style:family="paragraph" style:parent-style-name="Standard">
      <style:paragraph-properties fo:text-align="start" style:justify-single-word="false"/>
      <style:text-properties fo:color="#262626"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3" style:family="paragraph" style:parent-style-name="Standard">
      <style:paragraph-properties fo:text-align="start" style:justify-single-word="false"/>
      <style:text-properties fo:color="#262626" style:text-outline="false" style:font-name="Helvetica" fo:font-size="13pt" fo:letter-spacing="normal" style:text-underline-style="solid" style:text-underline-width="auto" style:text-underline-color="font-color" fo:font-weight="normal" style:letter-kerning="false" style:font-name-asian="Times-Roman" style:font-size-asian="13pt" style:font-weight-asian="normal" style:font-name-complex="Times-Roman" style:font-size-complex="13pt" style:font-weight-complex="normal"/>
    </style:style>
    <style:style style:name="P4" style:family="paragraph" style:parent-style-name="Standard">
      <style:text-properties fo:color="#000000" style:font-name="Helvetica" fo:font-size="13pt" style:font-size-asian="13pt" style:font-size-complex="13pt"/>
    </style:style>
    <style:style style:name="P5" style:family="paragraph" style:parent-style-name="Standard">
      <style:text-properties fo:color="#000000" style:font-name="Helvetica" fo:font-size="13pt" style:text-underline-style="none" fo:font-weight="normal" style:font-size-asian="13pt" style:font-weight-asian="normal" style:font-size-complex="13pt" style:font-weight-complex="normal"/>
    </style:style>
    <style:style style:name="P6" style:family="paragraph" style:parent-style-name="Standard">
      <style:text-properties fo:color="#000000"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7" style:family="paragraph" style:parent-style-name="Standard">
      <style:paragraph-properties fo:text-align="start" style:justify-single-word="false"/>
      <style:text-properties fo:color="#000000" style:text-outline="false" style:font-name="Helvetica" fo:font-size="13pt" fo:letter-spacing="normal" fo:font-weight="normal" style:letter-kerning="false" style:font-name-asian="Times-Roman" style:font-size-asian="13pt" style:font-weight-asian="normal" style:font-name-complex="Times-Roman" style:font-size-complex="13pt" style:font-weight-complex="normal"/>
    </style:style>
    <style:style style:name="P8" style:family="paragraph" style:parent-style-name="Standard">
      <style:paragraph-properties fo:text-align="start" style:justify-single-word="false"/>
      <style:text-properties fo:color="#333333" style:text-outline="false" style:font-name="Helvetica" fo:font-size="13pt" fo:letter-spacing="normal" fo:font-style="italic" style:text-underline-style="none" fo:font-weight="normal" style:letter-kerning="false" style:font-name-asian="Times-Roman" style:font-size-asian="13pt" style:font-style-asian="italic" style:font-weight-asian="normal" style:font-name-complex="Times-Roman" style:font-size-complex="13pt" style:font-style-complex="italic" style:font-weight-complex="normal"/>
    </style:style>
    <style:style style:name="P9" style:family="paragraph" style:parent-style-name="Standard">
      <style:text-properties fo:color="#000000"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10" style:family="paragraph" style:parent-style-name="Standard">
      <style:paragraph-properties fo:text-align="start" style:justify-single-word="false"/>
      <style:text-properties fo:color="#434343" style:text-outline="false" style:font-name="Helvetica" fo:font-size="13pt" fo:letter-spacing="normal" fo:font-weight="normal" style:letter-kerning="false" style:font-name-asian="HelveticaNeue" style:font-size-asian="13pt" style:font-weight-asian="normal" style:font-name-complex="HelveticaNeue" style:font-size-complex="13pt" style:font-weight-complex="normal"/>
    </style:style>
    <style:style style:name="P11" style:family="paragraph" style:parent-style-name="Standard">
      <style:paragraph-properties fo:text-align="start" style:justify-single-word="false"/>
      <style:text-properties fo:color="#434343" style:text-outline="false" style:font-name="Helvetica" fo:font-size="12pt" fo:letter-spacing="normal" fo:font-weight="normal" style:letter-kerning="false" style:font-name-asian="HelveticaNeue" style:font-size-asian="12pt" style:font-weight-asian="normal" style:font-name-complex="HelveticaNeue" style:font-size-complex="12pt" style:font-weight-complex="normal"/>
    </style:style>
    <style:style style:name="P12" style:family="paragraph" style:parent-style-name="Standard" style:list-style-name="L1">
      <style:paragraph-properties fo:text-align="start" style:justify-single-word="false"/>
      <style:text-properties fo:font-size="13pt" style:font-size-asian="13pt" style:font-size-complex="13pt"/>
    </style:style>
    <style:style style:name="P13" style:family="paragraph" style:parent-style-name="Standard" style:list-style-name="L2">
      <style:paragraph-properties fo:text-align="start" style:justify-single-word="false"/>
      <style:text-properties fo:font-size="13pt" style:font-size-asian="13pt" style:font-size-complex="13pt"/>
    </style:style>
    <style:style style:name="P14" style:family="paragraph" style:parent-style-name="Standard" style:list-style-name="L3">
      <style:paragraph-properties fo:text-align="start" style:justify-single-word="false"/>
      <style:text-properties fo:font-size="13pt" style:font-size-asian="13pt" style:font-size-complex="13pt"/>
    </style:style>
    <style:style style:name="P15" style:family="paragraph" style:parent-style-name="Standard">
      <style:paragraph-properties fo:text-align="start" style:justify-single-word="false"/>
      <style:text-properties fo:color="#262626"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16" style:family="paragraph" style:parent-style-name="Standard" style:list-style-name="L2">
      <style:paragraph-properties fo:text-align="start" style:justify-single-word="false"/>
      <style:text-properties fo:color="#262626"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17" style:family="paragraph" style:parent-style-name="Standard" style:list-style-name="L3">
      <style:paragraph-properties fo:text-align="start" style:justify-single-word="false"/>
      <style:text-properties fo:color="#262626"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18" style:family="paragraph" style:parent-style-name="Standard" style:list-style-name="L4">
      <style:paragraph-properties fo:text-align="start" style:justify-single-word="false"/>
      <style:text-properties fo:color="#262626" style:text-outline="false" style:font-name="Helvetica" fo:font-size="13pt" fo:letter-spacing="normal" style:text-underline-style="none" fo:font-weight="normal" style:letter-kerning="false" style:font-name-asian="Times-Roman" style:font-size-asian="13pt" style:font-weight-asian="normal" style:font-name-complex="Times-Roman" style:font-size-complex="13pt" style:font-weight-complex="normal"/>
    </style:style>
    <style:style style:name="P19" style:family="paragraph" style:parent-style-name="Standard" style:list-style-name="L2">
      <style:paragraph-properties fo:text-align="start" style:justify-single-word="false"/>
      <style:text-properties fo:color="#262626" style:text-outline="false" style:font-name="Helvetica" fo:font-size="13pt" fo:letter-spacing="normal" style:text-underline-style="none" fo:font-weight="bold" style:letter-kerning="false" style:font-name-asian="Times-Roman" style:font-size-asian="13pt" style:font-weight-asian="bold" style:font-name-complex="Times-Roman" style:font-size-complex="13pt" style:font-weight-complex="bold"/>
    </style:style>
    <style:style style:name="P20" style:family="paragraph" style:parent-style-name="Standard">
      <style:paragraph-properties fo:text-align="start" style:justify-single-word="false"/>
      <style:text-properties fo:color="#262626" style:text-outline="false" style:font-name="Helvetica"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T1" style:family="text">
      <style:text-properties style:text-position="super 58%"/>
    </style:style>
    <style:style style:name="T2" style:family="text">
      <style:text-properties fo:color="#262626" style:text-outline="false" style:font-name="Helvetica" fo:letter-spacing="normal" style:text-underline-style="none" fo:font-weight="normal" style:letter-kerning="false" style:font-name-asian="Times-Roman" style:font-weight-asian="normal" style:font-name-complex="Times-Roman" style:font-weight-complex="normal"/>
    </style:style>
    <style:style style:name="T3" style:family="text">
      <style:text-properties fo:color="#262626" style:text-outline="false" style:font-name="Helvetica" fo:letter-spacing="normal" style:text-underline-style="none" fo:font-weight="bold" style:letter-kerning="false" style:font-name-asian="Times-Roman" style:font-weight-asian="bold" style:font-name-complex="Times-Roman" style:font-weight-complex="bold"/>
    </style:style>
    <style:style style:name="T4" style:family="text">
      <style:text-properties fo:font-weight="bold" style:font-weight-asian="bold" style:font-weight-complex="bold"/>
    </style:style>
    <style:style style:name="T5" style:family="text">
      <style:text-properties fo:font-weight="bold" style:font-name-asian="HelveticaNeue" style:font-weight-asian="bold" style:font-name-complex="HelveticaNeue" style:font-weight-complex="bold"/>
    </style:style>
    <style:style style:name="T6" style:family="text">
      <style:text-properties fo:color="#434343" style:font-name-asian="HelveticaNeue" style:font-name-complex="HelveticaNeue"/>
    </style:style>
    <style:style style:name="T7" style:family="text">
      <style:text-properties fo:color="#434343" fo:font-weight="bold" style:font-name-asian="HelveticaNeue" style:font-weight-asian="bold" style:font-name-complex="HelveticaNeue" style:font-weight-complex="bold"/>
    </style:style>
    <style:style style:name="T8" style:family="text">
      <style:text-properties style:text-outline="false" fo:letter-spacing="normal" style:letter-kerning="false" style:font-name-asian="Times-Roman" style:font-name-complex="Times-Roman"/>
    </style:style>
    <style:style style:name="T9" style:family="text">
      <style:text-properties style:text-outline="false" fo:letter-spacing="normal" fo:font-weight="bold" style:letter-kerning="false" style:font-name-asian="Times-Roman" style:font-weight-asian="bold" style:font-name-complex="Times-Roman" style:font-weight-complex="bold"/>
    </style:style>
    <style:style style:name="T10" style:family="text">
      <style:text-properties style:text-outline="false" fo:letter-spacing="normal" style:text-underline-style="solid" style:text-underline-width="auto" style:text-underline-color="font-color" style:letter-kerning="false" style:font-name-asian="Times-Roman" style:font-name-complex="Times-Roman"/>
    </style:style>
    <style:style style:name="T11" style:family="text">
      <style:text-properties style:font-name-asian="HelveticaNeue" style:font-name-complex="HelveticaNe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aving personally experiences in constantly moving around globally growing up, I truly understand how hard and important it is to keep in contact and stay connected with loved ones like friends and family. Mobile devices with communication apps are seems to be the solution to this problem but also appears to be problematic in this technology-driven 21<text:span text:style-name="T1">st</text:span> century as different age group people's knowledge on technologies are very different and limited, and some find the more technology thrive the more we loose personal touch in the real world.</text:p>
      <text:p text:style-name="P5"/>
      <text:p text:style-name="P5">Research has shown that technology is a key enabler for social interaction for 18-34 year olds, while people aged 55+ value face to face communication more. And similar study show 68% of adults in the UK say they feel lonely either often, always or something. This is the most acute among 18-34 year olds, with 83% of this age group experiencing loneliness. <text:span text:style-name="T8">When think of loneliness people normally associate with older people, however everybody can get lonely and we have often overlooked the fact younger and </text:span><text:span text:style-name="T9">younger generation</text:span><text:span text:style-name="T8"> are getting lonely, especially living in a fast phased </text:span><text:span text:style-name="T9">big city</text:span><text:span text:style-name="T8">. young Londoners (16-34) are twice as likely to be lonely as their counterparts elsewhere in the country. </text:span><text:span text:style-name="T10">High housing costs</text:span><text:span text:style-name="T8">, </text:span><text:span text:style-name="T10">long working hours</text:span><text:span text:style-name="T8"> and the growth of </text:span><text:span text:style-name="T9">social media </text:span><text:span text:style-name="T8">as factors contributing to loneliness in the city. Young generation working in a fast phased big city can get lonely and stressed easily they are just as vulnerable as the older generation specially in this very technology based world. <text:s text:c="2"/></text:span></text:p>
      <text:p text:style-name="P6"/>
      <text:p text:style-name="P5"><text:span text:style-name="T8">Loneliness can also affect your </text:span><text:span text:style-name="T9">mental well-being</text:span><text:span text:style-name="T8">, more reason to practice physiological hygiene. </text:span><text:span text:style-name="T8">Feeling lonely increased the risk of heart attacks, dementia, depression, and could disrupt sleep, raise blood pressure and lower the immune system. Those who felt isolated from others were 14 per cent more likely to have an early death. In short, loneliness is as bad for the health as that nasty 15-a-day Marlboro light habit. </text:span></text:p>
      <text:p text:style-name="P6"/>
      <text:p text:style-name="P8"><text:span text:style-name="T8">“ </text:span><text:span text:style-name="T11">A hundred years ago, people began practicing personal hygiene, and life expectancy rates rose by over 50 percent in just a matter of decades. I believe our quality of life could rise just as dramatically if we all began practicing emotional hygiene.” </text:span></text:p>
      <text:p text:style-name="P6"/>
      <text:p text:style-name="P7">From researches I also feel this very heavy tech connected society we living in right now contributes a big part in why we feel more lonely in 21<text:span text:style-name="T1">st</text:span> century, perhaps by creating a product that doesn't need a <text:span text:style-name="T4">smart device screen</text:span> to interact with, and can be operate by any any age range group with any tech knowledge capacity. It's still connect to the internet but the key element is not the Interweb but it's about the user experiences, how user interact with the product and it's centre messages and content <text:s/></text:p>
      <text:p text:style-name="P7"/>
      <text:p text:style-name="P7">Communication isn't necessarily constantly talking, communication/interaction isn't necessarily <text:span text:style-name="T4">physical words</text:span>, colour, sound, movement, touch and even smell can trigger different emotional connection with the product. Often it's the small thing can make the maximum impact, Kengo Kuma have always liked to work with traditional Japanese material and he takes care of the little details like the smell of tatami mats, which commonly used in traditional Japanese house, remind people how they feel when they were their younger self. <text:span text:style-name="T11">But loneliness is defined purely subjectively. It depends solely on</text:span><text:span text:style-name="T11"> whether you feel </text:span><text:span text:style-name="T5">emotionally or socially disconnected</text:span><text:span text:style-name="T11"> from those around you. And studies tell us that even a two-minute </text:span><text:span text:style-name="T5">distraction</text:span><text:span text:style-name="T11"> is sufficient to break the urge to ruminate in that moment, nature is another good way to bring stress level down. Adopt those factors with above study finds to identify the best interactive way to help people feel less lonely. </text:span></text:p>
      <text:p text:style-name="P10"/>
      <text:p text:style-name="P11"/>
      <text:p text:style-name="P3"><text:soft-page-break/><text:span text:style-name="T7">Big Idea</text:span><text:span text:style-name="T6"> </text:span></text:p>
      <text:p text:style-name="P2">My target audiences is busy young working class age between 16-34 year old living in a high stress level big city. I propose an interactive message unit which allows you to communicate use senses, colour, movement and sound with friends and family in different geographic locations to keep in touch and feel emotional and socially connected in this heavy technology driven 21<text:span text:style-name="T1">st</text:span> century. Smart interfaces and physical buttons/keyboards are not present for the sole purpose to reduce the technology appearance aspects of the product, which in order to make it easy access to all age groups and to any technology knowledge background. The user experiences, the message and content therefore become the most important factor in this product. Aim to tackle the issue of loneliness in this heavy tech-driven era with light hearted, less technology focused and user focused product to achieve the ultimate goal of raise one's quality of life and well-being. </text:p>
      <text:p text:style-name="P2"/>
      <text:p text:style-name="P2"/>
      <text:p text:style-name="P2">Reasons for Loneliness </text:p>
      <text:list xml:id="list7888357499347732639" text:style-name="L1">
        <text:list-item>
          <text:p text:style-name="P12"><text:span text:style-name="T2">Too </text:span><text:span text:style-name="T3">technology driven</text:span><text:span text:style-name="T2">, too much smart interfaces not enough </text:span><text:span text:style-name="T3">personal</text:span><text:span text:style-name="T2"> touch </text:span></text:p>
        </text:list-item>
        <text:list-item>
          <text:p text:style-name="P12"><text:span text:style-name="T2">Socially and emotionally not </text:span><text:span text:style-name="T3">connected</text:span><text:span text:style-name="T2"> with people around you. </text:span></text:p>
        </text:list-item>
        <text:list-item>
          <text:p text:style-name="P12"><text:span text:style-name="T2">Long working hours in big city, no </text:span><text:span text:style-name="T3">time </text:span><text:span text:style-name="T2">for family and friends especially the ones lives far away. </text:span></text:p>
        </text:list-item>
      </text:list>
      <text:p text:style-name="P2"/>
      <text:p text:style-name="P2">Effects of Loneliness </text:p>
      <text:list xml:id="list2527913968835939663" text:style-name="L2">
        <text:list-item>
          <text:p text:style-name="P16">Stress, depression,</text:p>
        </text:list-item>
        <text:list-item>
          <text:p text:style-name="P16">High bloody pressure, lower immune system </text:p>
        </text:list-item>
        <text:list-item>
          <text:p text:style-name="P13"><text:span text:style-name="T2">Bad well-being on </text:span><text:span text:style-name="T3">emotionally and physically </text:span></text:p>
        </text:list-item>
        <text:list-item>
          <text:p text:style-name="P19">Early death </text:p>
        </text:list-item>
      </text:list>
      <text:p text:style-name="P2"/>
      <text:p text:style-name="P2">Possible solution of Loneliness</text:p>
      <text:list xml:id="list6933256917580668266" text:style-name="L3">
        <text:list-item>
          <text:p text:style-name="P17">Nature setting (interior) </text:p>
        </text:list-item>
        <text:list-item>
          <text:p text:style-name="P17">Distractions - Noises, movements, colour or light </text:p>
        </text:list-item>
        <text:list-item>
          <text:p text:style-name="P14"><text:span text:style-name="T2">Practice </text:span><text:span text:style-name="T3">emotional hygiene </text:span></text:p>
        </text:list-item>
        <text:list-item>
          <text:p text:style-name="P17">Less interaction with smart interfaces and more personal touch </text:p>
        </text:list-item>
        <text:list-item>
          <text:p text:style-name="P17">Communicate in interactive ways not necessary just physical words</text:p>
        </text:list-item>
        <text:list-item>
          <text:p text:style-name="P17">Feeling included, socially and emotionally connected with peers </text:p>
        </text:list-item>
      </text:list>
      <text:p text:style-name="P2"/>
      <text:p text:style-name="P2">Key Functions</text:p>
      <text:list xml:id="list5935103838543546497" text:style-name="L4">
        <text:list-item>
          <text:p text:style-name="P18">Connected with key hole of the front door, the motion of key turning will automatically sends signal to the message unit which turn the device on and off, <text:s/>and in order to <text:s/>let the other users know you have reached home or left house. (sensor controlled)</text:p>
        </text:list-item>
        <text:list-item>
          <text:p text:style-name="P18">Main interaction with the message unit will be touching sensor from one unit then transform the information to the other unit across the world in different format like colour, movement or sound. </text:p>
        </text:list-item>
        <text:list-item>
          <text:p text:style-name="P18">Touching – Pressure sensor/ heat sensor (body heat)/Light sensor <text:s/></text:p>
        </text:list-item>
        <text:list-item>
          <text:p text:style-name="P18">Colour- red, yellow and blue which indicates happy, normal and sad (controlled LED light with sensor) </text:p>
        </text:list-item>
        <text:list-item>
          <text:p text:style-name="P18">Movement – Vibration, especially for visually impaired users ( use sense like touch or hearing )</text:p>
        </text:list-item>
        <text:list-item>
          <text:p text:style-name="P18">Sound – Beep and alarm use as signal noise, to alert other users of your presence <text:s/></text:p>
        </text:list-item>
      </text:list>
      <text:p text:style-name="P20"><text:soft-page-break/><text:s/></text:p>
      <text:p text:style-name="P1"><text:s/></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style:font-face style:name="OpenSymbol" svg:font-family="OpenSymbol"/>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0-24T10:35:16</meta:creation-date>
    <dc:date>2016-10-24T17:31:56</dc:date>
    <dc:creator>Jane  Smith</dc:creator>
    <meta:editing-duration>PT3H37M44S</meta:editing-duration>
    <meta:editing-cycles>4</meta:editing-cycles>
    <meta:generator>OpenOffice/4.1.2$Unix OpenOffice.org_project/412m3$Build-9782</meta:generator>
    <meta:document-statistic meta:table-count="0" meta:image-count="0" meta:object-count="0" meta:page-count="3" meta:paragraph-count="34" meta:word-count="1019" meta:character-count="6221"/>
  </office:meta>
</office:document-meta>
</file>